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5" table:default-cell-style-name="ce5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table:number-columns-spanned="6" table:number-rows-spanned="1">
            <text:p>MATRIX MULTIPLY (400 x 400 x 400)</text:p>
          </table:table-cell>
          <table:covered-table-cell table:number-columns-repeated="5" table:style-name="Default"/>
        </table:table-row>
        <table:table-row table:style-name="ro1">
          <table:table-cell table:style-name="Default"/>
          <table:table-cell table:style-name="ce3" office:value-type="string" table:number-columns-spanned="5" table:number-rows-spanned="1">
            <text:p>Time in Seconds 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4" office:value-type="string">
            <text:p>0 -opt</text:p>
          </table:table-cell>
          <table:table-cell table:style-name="ce4" office:value-type="string">
            <text:p>1 -opt</text:p>
          </table:table-cell>
          <table:table-cell table:style-name="ce4" office:value-type="string">
            <text:p>2 -opt</text:p>
          </table:table-cell>
          <table:table-cell table:style-name="ce4" office:value-type="string">
            <text:p>3 -opt</text:p>
          </table:table-cell>
          <table:table-cell table:style-name="ce4" office:value-type="string">
            <text:p>4 -opt</text:p>
          </table:table-cell>
        </table:table-row>
        <table:table-row table:style-name="ro1">
          <table:table-cell office:value-type="string">
            <text:p>Trial 1</text:p>
          </table:table-cell>
          <table:table-cell office:value-type="float" office:value="1.804">
            <text:p>1.804</text:p>
          </table:table-cell>
          <table:table-cell office:value-type="float" office:value="1.732">
            <text:p>1.732</text:p>
          </table:table-cell>
          <table:table-cell office:value-type="float" office:value="1.56">
            <text:p>1.56</text:p>
          </table:table-cell>
          <table:table-cell office:value-type="float" office:value="1.192">
            <text:p>1.192</text:p>
          </table:table-cell>
          <table:table-cell office:value-type="float" office:value="1.144">
            <text:p>1.144</text:p>
          </table:table-cell>
        </table:table-row>
        <table:table-row table:style-name="ro1">
          <table:table-cell office:value-type="string">
            <text:p>Trial 2</text:p>
          </table:table-cell>
          <table:table-cell office:value-type="float" office:value="1.8">
            <text:p>1.8</text:p>
          </table:table-cell>
          <table:table-cell office:value-type="float" office:value="1.748">
            <text:p>1.748</text:p>
          </table:table-cell>
          <table:table-cell office:value-type="float" office:value="1.548">
            <text:p>1.548</text:p>
          </table:table-cell>
          <table:table-cell office:value-type="float" office:value="1.18">
            <text:p>1.18</text:p>
          </table:table-cell>
          <table:table-cell office:value-type="float" office:value="1.148">
            <text:p>1.148</text:p>
          </table:table-cell>
        </table:table-row>
        <table:table-row table:style-name="ro1">
          <table:table-cell office:value-type="string">
            <text:p>Trial 3</text:p>
          </table:table-cell>
          <table:table-cell office:value-type="float" office:value="1.816">
            <text:p>1.816</text:p>
          </table:table-cell>
          <table:table-cell office:value-type="float" office:value="1.72">
            <text:p>1.72</text:p>
          </table:table-cell>
          <table:table-cell office:value-type="float" office:value="1.56">
            <text:p>1.56</text:p>
          </table:table-cell>
          <table:table-cell office:value-type="float" office:value="1.172">
            <text:p>1.172</text:p>
          </table:table-cell>
          <table:table-cell office:value-type="float" office:value="1.144">
            <text:p>1.144</text:p>
          </table:table-cell>
        </table:table-row>
        <table:table-row table:style-name="ro1">
          <table:table-cell office:value-type="string">
            <text:p>Trial 4</text:p>
          </table:table-cell>
          <table:table-cell office:value-type="float" office:value="1.836">
            <text:p>1.836</text:p>
          </table:table-cell>
          <table:table-cell office:value-type="float" office:value="1.704">
            <text:p>1.704</text:p>
          </table:table-cell>
          <table:table-cell office:value-type="float" office:value="1.564">
            <text:p>1.564</text:p>
          </table:table-cell>
          <table:table-cell office:value-type="float" office:value="1.168">
            <text:p>1.168</text:p>
          </table:table-cell>
          <table:table-cell office:value-type="float" office:value="1.156">
            <text:p>1.156</text:p>
          </table:table-cell>
        </table:table-row>
        <table:table-row table:style-name="ro1">
          <table:table-cell office:value-type="string">
            <text:p>Trial 5</text:p>
          </table:table-cell>
          <table:table-cell office:value-type="float" office:value="1.816">
            <text:p>1.816</text:p>
          </table:table-cell>
          <table:table-cell office:value-type="float" office:value="1.72">
            <text:p>1.72</text:p>
          </table:table-cell>
          <table:table-cell office:value-type="float" office:value="1.552">
            <text:p>1.552</text:p>
          </table:table-cell>
          <table:table-cell office:value-type="float" office:value="1.188">
            <text:p>1.188</text:p>
          </table:table-cell>
          <table:table-cell office:value-type="float" office:value="1.152">
            <text:p>1.152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2" table:formula="of:=AVERAGE([.B5:.B9])" office:value-type="float" office:value="1.8144">
            <text:p>1.8144</text:p>
          </table:table-cell>
          <table:table-cell table:style-name="ce2" table:formula="of:=AVERAGE([.C5:.C9])" office:value-type="float" office:value="1.7248">
            <text:p>1.7248</text:p>
          </table:table-cell>
          <table:table-cell table:style-name="ce2" table:formula="of:=AVERAGE([.D5:.D9])" office:value-type="float" office:value="1.5568">
            <text:p>1.5568</text:p>
          </table:table-cell>
          <table:table-cell table:style-name="ce2" table:formula="of:=AVERAGE([.E4:.E9])" office:value-type="float" office:value="1.18">
            <text:p>1.18</text:p>
          </table:table-cell>
          <table:table-cell table:style-name="ce2" table:formula="of:=AVERAGE([.F4:.F9])" office:value-type="float" office:value="1.1488">
            <text:p>1.1488</text:p>
          </table:table-cell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 table:number-columns-spanned="6" table:number-rows-spanned="1">
            <text:p>QUICKSORT (list size = 10000000 )</text:p>
          </table:table-cell>
          <table:covered-table-cell table:number-columns-repeated="5" table:style-name="Default"/>
        </table:table-row>
        <table:table-row table:style-name="ro1">
          <table:table-cell table:style-name="Default"/>
          <table:table-cell table:style-name="ce3" office:value-type="string" table:number-columns-spanned="5" table:number-rows-spanned="1">
            <text:p>Time in Seconds 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4" office:value-type="string">
            <text:p>0 -opt</text:p>
          </table:table-cell>
          <table:table-cell table:style-name="ce4" office:value-type="string">
            <text:p>1 -opt</text:p>
          </table:table-cell>
          <table:table-cell table:style-name="ce4" office:value-type="string">
            <text:p>2 -opt</text:p>
          </table:table-cell>
          <table:table-cell table:style-name="ce4" office:value-type="string">
            <text:p>3 -opt</text:p>
          </table:table-cell>
          <table:table-cell table:style-name="ce4"/>
        </table:table-row>
        <table:table-row table:style-name="ro1">
          <table:table-cell office:value-type="string">
            <text:p>Trial 1</text:p>
          </table:table-cell>
          <table:table-cell office:value-type="float" office:value="6.068">
            <text:p>6.068</text:p>
          </table:table-cell>
          <table:table-cell office:value-type="float" office:value="8.645">
            <text:p>8.645</text:p>
          </table:table-cell>
          <table:table-cell office:value-type="float" office:value="7.444">
            <text:p>7.444</text:p>
          </table:table-cell>
          <table:table-cell office:value-type="float" office:value="6.584">
            <text:p>6.584</text:p>
          </table:table-cell>
          <table:table-cell/>
        </table:table-row>
        <table:table-row table:style-name="ro1">
          <table:table-cell office:value-type="string">
            <text:p>Trial 2</text:p>
          </table:table-cell>
          <table:table-cell office:value-type="float" office:value="6.244">
            <text:p>6.244</text:p>
          </table:table-cell>
          <table:table-cell office:value-type="float" office:value="8.713">
            <text:p>8.713</text:p>
          </table:table-cell>
          <table:table-cell office:value-type="float" office:value="7.508">
            <text:p>7.508</text:p>
          </table:table-cell>
          <table:table-cell office:value-type="float" office:value="6.382">
            <text:p>6.382</text:p>
          </table:table-cell>
          <table:table-cell/>
        </table:table-row>
        <table:table-row table:style-name="ro1">
          <table:table-cell office:value-type="string">
            <text:p>Trial 3</text:p>
          </table:table-cell>
          <table:table-cell office:value-type="float" office:value="6.372">
            <text:p>6.372</text:p>
          </table:table-cell>
          <table:table-cell office:value-type="float" office:value="8.609">
            <text:p>8.609</text:p>
          </table:table-cell>
          <table:table-cell office:value-type="float" office:value="7.408">
            <text:p>7.408</text:p>
          </table:table-cell>
          <table:table-cell office:value-type="float" office:value="6.588">
            <text:p>6.588</text:p>
          </table:table-cell>
          <table:table-cell/>
        </table:table-row>
        <table:table-row table:style-name="ro1">
          <table:table-cell office:value-type="string">
            <text:p>Trial 4</text:p>
          </table:table-cell>
          <table:table-cell office:value-type="float" office:value="6.372">
            <text:p>6.372</text:p>
          </table:table-cell>
          <table:table-cell office:value-type="float" office:value="8.577">
            <text:p>8.577</text:p>
          </table:table-cell>
          <table:table-cell office:value-type="float" office:value="7.532">
            <text:p>7.532</text:p>
          </table:table-cell>
          <table:table-cell office:value-type="float" office:value="6.504">
            <text:p>6.504</text:p>
          </table:table-cell>
          <table:table-cell/>
        </table:table-row>
        <table:table-row table:style-name="ro1">
          <table:table-cell office:value-type="string">
            <text:p>Trial 5</text:p>
          </table:table-cell>
          <table:table-cell office:value-type="float" office:value="6.36">
            <text:p>6.36</text:p>
          </table:table-cell>
          <table:table-cell office:value-type="float" office:value="8.629">
            <text:p>8.629</text:p>
          </table:table-cell>
          <table:table-cell office:value-type="float" office:value="7.532">
            <text:p>7.532</text:p>
          </table:table-cell>
          <table:table-cell office:value-type="float" office:value="6.44">
            <text:p>6.44</text:p>
          </table:table-cell>
          <table:table-cell/>
        </table:table-row>
        <table:table-row table:style-name="ro1">
          <table:table-cell office:value-type="string">
            <text:p>Average</text:p>
          </table:table-cell>
          <table:table-cell table:style-name="ce2" table:formula="of:=AVERAGE([.B15:.B19])" office:value-type="float" office:value="6.2832">
            <text:p>6.2832</text:p>
          </table:table-cell>
          <table:table-cell table:style-name="ce2" table:formula="of:=AVERAGE([.C15:.C19])" office:value-type="float" office:value="8.6346">
            <text:p>8.6346</text:p>
          </table:table-cell>
          <table:table-cell table:style-name="ce2" table:formula="of:=AVERAGE([.D15:.D19])" office:value-type="float" office:value="7.4848">
            <text:p>7.4848</text:p>
          </table:table-cell>
          <table:table-cell table:style-name="ce2" table:formula="of:=AVERAGE([.E14:.E19])" office:value-type="float" office:value="6.4996">
            <text:p>6.4996</text:p>
          </table:table-cell>
          <table:table-cell table:style-name="ce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Harrington</meta:initial-creator>
    <meta:creation-date>2013-12-06T14:37:14</meta:creation-date>
    <dc:date>2013-12-06T15:08:54</dc:date>
    <dc:creator>Emma Harrington</dc:creator>
    <meta:editing-duration>PT25M28S</meta:editing-duration>
    <meta:editing-cycles>4</meta:editing-cycles>
    <meta:generator>LibreOffice/3.5$Linux_X86_64 LibreOffice_project/350m1$Build-2</meta:generator>
    <meta:document-statistic meta:table-count="3" meta:cell-count="79" meta:object-count="0"/>
  </office:meta>
</office:document-meta>
</file>